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border-line-width-bottom="0.141cm 0.088cm 0.088cm" fo:padding="0.074cm" fo:border-left="none" fo:border-right="none" fo:border-top="none" fo:border-bottom="0.317cm double #000000" style:join-border="false"/>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IL is a short but challenging one-button adventure platforming game. It was the developers first entry for the 28th Ludum Dare 48h competition in December 2013. The competition theme was "You Only Get One" which led to the design of a one-button game with a completely new approach to one-touch gaming by omitting procedurally generated environments and putting the player in control of how fast she progresses. The visuals are kept in a semi-monochromatic color scheme mixing 3d animated characters with a pixel art environment in a harmonic way. After the competition, GRAIL has been labeled as “the Dark Souls of one-touch gaming” by various players and press. It is intended to build a bigger game out of this small proof of concept in the near future.</text:p>
      <text:p text:style-name="P2"/>
      <text:p text:style-name="P1"/>
      <text:p text:style-name="P1">The game's theme and appearance was inspired by games like the original Prince of Persia and Dark Souls. These games also provided some standards regarding the difficulty. Since the game is very short in terms of level count I wanted to challenge the player and concentrate the gameplay density on every screen. The game was also an experiment regarding player input: I wondered how much information can be conveyed with only one button. This led to the development of context sensitive jumping and combat which made the game much deeper in terms of gameplay possibilities. The minimalistic and monochromatic look is reminiscent of the old Game Boy. However, I wanted to have fluent animations and precise collision detection. So the key was to create a hybrid of pixel art and 3d-animated characters and objects.</text:p>
      <text:p text:style-name="P2"/>
      <text:p text:style-name="P1"/>
      <text:p text:style-name="P1">GRAIL is played with only one button: the right arrow key.</text:p>
      <text:p text:style-name="P1"/>
      <text:p text:style-name="P1">Use it wisely because every step taken cannot be undone.</text:p>
      <text:p text:style-name="P1"/>
      <text:p text:style-name="P1">Your character will jump and attack automatically if necessary</text:p>
      <text:p text:style-name="P2"/>
      <text:p text:style-name="P1"/>
      <text:p text:style-name="P1">GRAIL was made in 48 hours during the Ludum Dare competition in December 2014. Back then, I used to work as a software developer in an automotive company, which to me was boring beyond belief. I pursued my academic path as computer scientist with the sole intention to make games. As a student I had sufficient artistic skills to do most of the design in games but was lacking programming skills. So, I studied computer science. Long story short, the development of GRAIL turned out to be my best 48 hours of 2013 and gave me the final push to quit my job and go full time indie.</text:p>
      <text:p text:style-name="P2"/>
      <text:p text:style-name="P1"/>
      <text:p text:style-name="P1">It's just me, Paul Lawitzki, one guy. I love all aspects of game development (including sound!) and I see myself as a generalist in that area. I usually refuse to be labeled solely as programmer or artist. Usually I work alone but until now I've never turned down a contriution opportunity. I make games because this is what makes me happy.</text:p>
      <text:p text:style-name="P2"/>
      <text:p text:style-name="P1"/>
      <text:p text:style-name="P1">GRAIL is actually a prototype for a bigger project (which will probably be called GRAIL as well). I intend to elaborate on the concept and artstyle. I see further development in non-linear level design and extended input space (i.e. adding one button ;) ). Some of the design work for for the "bigger GRAIL" has already be made and will be implemented in a vertical slice of sooner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Lawitzki</meta:initial-creator>
    <meta:creation-date>2014-05-14T15:24:27.05</meta:creation-date>
    <dc:date>2014-05-14T16:21:29.51</dc:date>
    <dc:creator>Paul Lawitzki</dc:creator>
    <meta:editing-duration>PT41M51S</meta:editing-duration>
    <meta:editing-cycles>3</meta:editing-cycles>
    <meta:generator>OpenOffice/4.1.0$Win32 OpenOffice.org_project/410m18$Build-9764</meta:generator>
    <meta:document-statistic meta:table-count="0" meta:image-count="0" meta:object-count="0" meta:page-count="1" meta:paragraph-count="8" meta:word-count="530" meta:character-count="3058"/>
  </office:meta>
</office:document-meta>
</file>